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5.903cm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27cm"/>
          <style:tab-stop style:position="15.903cm" style:type="right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.693cm"/>
          <style:tab-stop style:position="15.903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6" style:family="paragraph" style:parent-style-name="Standard">
      <style:text-properties fo:language="en" fo:country="US" style:language-asian="en" style:country-asian="GB"/>
    </style:style>
    <style:style style:name="P7" style:family="paragraph" style:parent-style-name="No_20_Spacing">
      <style:paragraph-properties fo:text-align="end" style:justify-single-word="false"/>
    </style:style>
    <style:style style:name="P8" style:family="paragraph" style:parent-style-name="No_20_Spacing">
      <style:paragraph-properties fo:text-align="end" style:justify-single-word="false"/>
      <style:text-properties fo:color="#000000" loext:opacity="100%"/>
    </style:style>
    <style:style style:name="P9" style:family="paragraph" style:parent-style-name="Standard">
      <style:text-properties fo:color="#2f5496" loext:opacity="100%" style:font-name="Calibri Light" fo:font-size="16pt" fo:language="en" fo:country="US" style:font-size-asian="16pt" style:font-name-complex="Vrinda" style:font-size-complex="20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font-size="11pt" fo:language="en" fo:country="US" style:font-size-asian="11pt" style:font-name-complex="Calibri1" style:font-size-complex="11pt"/>
    </style:style>
    <style:style style:name="P11" style:family="paragraph" style:parent-style-name="Standard">
      <style:text-properties fo:font-size="11pt" fo:language="en" fo:country="US" style:font-size-asian="11pt" style:font-size-complex="14pt"/>
    </style:style>
    <style:style style:name="P12" style:family="paragraph" style:parent-style-name="Standard">
      <style:text-properties style:font-name="Times New Roman" fo:font-size="11pt" fo:language="en" fo:country="US" style:font-size-asian="11pt" style:font-name-complex="Times New Roman1" style:font-size-complex="11pt"/>
    </style:style>
    <style:style style:name="P13" style:family="paragraph" style:parent-style-name="Standard">
      <style:text-properties style:language-asian="en" style:country-asian="GB"/>
    </style:style>
    <style:style style:name="P14" style:family="paragraph" style:parent-style-name="Standard">
      <style:text-properties fo:color="#1f2328" loext:opacity="100%" style:font-name="Segoe UI" fo:background-color="#ffffff" style:font-name-complex="Segoe UI1"/>
    </style:style>
    <style:style style:name="P15" style:family="paragraph" style:parent-style-name="No_20_Spacing">
      <style:paragraph-properties fo:text-align="end" style:justify-single-word="false"/>
    </style:style>
    <style:style style:name="P16" style:family="paragraph" style:parent-style-name="Heading_20_1" style:list-style-name="">
      <style:paragraph-properties fo:margin-left="1.27cm" fo:margin-right="0cm" fo:text-indent="0cm" style:auto-text-indent="false" fo:break-before="page"/>
      <style:text-properties fo:language="en" fo:country="US"/>
    </style:style>
    <style:style style:name="P17" style:family="paragraph" style:parent-style-name="Heading_20_1" style:list-style-name="WWNum6">
      <style:paragraph-properties fo:break-before="page"/>
      <style:text-properties fo:language="en" fo:country="US"/>
    </style:style>
    <style:style style:name="P18" style:family="paragraph" style:parent-style-name="Heading_20_1" style:list-style-name="WWNum6">
      <style:text-properties fo:language="en" fo:country="US"/>
    </style:style>
    <style:style style:name="P19" style:family="paragraph" style:parent-style-name="Heading_20_1" style:list-style-name="WWNum6"/>
    <style:style style:name="P20" style:family="paragraph" style:parent-style-name="Heading_20_2" style:list-style-name="WWNum6"/>
    <style:style style:name="P21" style:family="paragraph" style:parent-style-name="Heading_20_2" style:list-style-name="WWNum6">
      <style:text-properties fo:language="en" fo:country="US"/>
    </style:style>
    <style:style style:name="P22" style:family="paragraph" style:parent-style-name="Heading_20_2" style:list-style-name="WWNum6">
      <style:text-properties fo:background-color="#ffffff"/>
    </style:style>
    <style:style style:name="P23" style:family="paragraph" style:parent-style-name="Heading_20_3" style:list-style-name="WWNum6">
      <style:text-properties style:font-name-asian="Times New Roman1" style:language-asian="en" style:country-asian="GB"/>
    </style:style>
    <style:style style:name="P24" style:family="paragraph" style:parent-style-name="Heading_20_3" style:list-style-name="WWNum6">
      <style:text-properties fo:language="en" fo:country="US" style:language-asian="en" style:country-asian="GB"/>
    </style:style>
    <style:style style:name="P25" style:family="paragraph" style:parent-style-name="List_20_Paragraph" style:list-style-name="WWNum4">
      <style:text-properties fo:font-size="11pt" fo:language="en" fo:country="US" style:font-size-asian="11pt" style:font-name-complex="Calibri1" style:font-size-complex="11pt"/>
    </style:style>
    <style:style style:name="P26" style:family="paragraph" style:parent-style-name="List_20_Paragraph" style:list-style-name="WWNum5">
      <style:text-properties fo:font-size="11pt" fo:language="en" fo:country="US" style:font-size-asian="11pt" style:font-size-complex="14pt"/>
    </style:style>
    <style:style style:name="P27" style:family="paragraph" style:parent-style-name="Standard" style:master-page-name="First_20_Page">
      <style:paragraph-properties style:page-number="0"/>
      <style:text-properties fo:language="en" fo:country="GB"/>
    </style:style>
    <style:style style:name="P28" style:family="paragraph" style:parent-style-name="Standard">
      <style:text-properties fo:font-size="11pt" fo:language="en" fo:country="US" style:font-size-asian="11pt" style:font-name-complex="Calibri1" style:font-size-complex="11pt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font-size="11pt" fo:language="en" fo:country="US" style:font-size-asian="11pt" style:font-name-complex="Calibri1" style:font-size-complex="11pt"/>
    </style:style>
    <style:style style:name="P30" style:family="paragraph" style:parent-style-name="Standard">
      <style:text-properties fo:font-size="11pt" fo:language="en" fo:country="US" style:font-size-asian="11pt" style:font-name-complex="Calibri1" style:font-size-complex="14pt"/>
    </style:style>
    <style:style style:name="P31" style:family="paragraph" style:parent-style-name="Standard">
      <style:paragraph-properties fo:margin-left="0.635cm" fo:margin-right="0cm" fo:text-indent="0cm" style:auto-text-indent="false"/>
      <style:text-properties fo:font-size="11pt" fo:language="en" fo:country="US" style:font-size-asian="11pt" style:font-size-complex="14pt"/>
    </style:style>
    <style:style style:name="P32" style:family="paragraph" style:parent-style-name="Standard">
      <style:text-properties fo:font-size="11pt" fo:language="en" fo:country="US" style:font-size-asian="11pt" style:font-size-complex="14pt"/>
    </style:style>
    <style:style style:name="P33" style:family="paragraph" style:parent-style-name="Standard">
      <style:text-properties fo:font-size="11pt" fo:language="en" fo:country="US" style:font-size-asian="11pt" style:language-asian="en" style:country-asian="GB" style:font-size-complex="14pt"/>
    </style:style>
    <style:style style:name="P34" style:family="paragraph" style:parent-style-name="Standard">
      <style:text-properties fo:font-size="11pt" fo:language="en" fo:country="GB" style:font-size-asian="11pt" style:font-size-complex="14pt"/>
    </style:style>
    <style:style style:name="P35" style:family="paragraph">
      <loext:graphic-properties draw:fill="none"/>
      <style:paragraph-properties fo:text-align="start"/>
      <style:text-properties fo:color="#000000" loext:opacity="100%" fo:font-size="18pt"/>
    </style:style>
    <style:style style:name="P36" style:family="paragraph">
      <loext:graphic-properties draw:fill="solid" draw:fill-color="#ed7d31"/>
      <style:paragraph-properties fo:text-align="start" style:writing-mode="lr-tb"/>
      <style:text-properties fo:font-size="12pt"/>
    </style:style>
    <style:style style:name="P37" style:family="paragraph">
      <loext:graphic-properties draw:fill="solid" draw:fill-color="#4472c4"/>
      <style:paragraph-properties fo:text-align="start" style:writing-mode="lr-tb"/>
      <style:text-properties fo:font-size="12pt"/>
    </style:style>
    <style:style style:name="T1" style:family="text">
      <style:text-properties fo:text-transform="uppercase" fo:color="#323e4f" loext:opacity="100%" fo:font-size="20pt" style:font-size-asian="20pt" style:font-size-complex="20pt"/>
    </style:style>
    <style:style style:name="T2" style:family="text">
      <style:text-properties fo:color="#262626" loext:opacity="100%"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ff" loext:char-shading-value="0"/>
    </style:style>
    <style:style style:name="T5" style:family="text">
      <style:text-properties fo:language="en" fo:country="US" style:language-asian="en" style:country-asian="GB"/>
    </style:style>
    <style:style style:name="T6" style:family="text">
      <style:text-properties fo:font-variant="normal" fo:text-transform="none" style:font-name="Calibri" fo:font-weight="normal" style:letter-kerning="false" style:language-asian="en" style:country-asian="GB" style:font-weight-asian="normal" style:font-size-complex="15pt" style:font-weight-complex="normal"/>
    </style:style>
    <style:style style:name="T7" style:family="text">
      <style:text-properties text:display="true"/>
    </style:style>
    <style:style style:name="T8" style:family="text">
      <style:text-properties fo:font-size="12pt" fo:font-weight="normal" style:letter-kerning="false" style:font-size-asian="12pt" style:language-asian="en" style:country-asian="GB" style:font-weight-asian="normal" style:font-size-complex="15pt" style:font-weight-complex="normal"/>
    </style:style>
    <style:style style:name="T9" style:family="text">
      <style:text-properties fo:font-size="12pt" style:letter-kerning="false" style:font-size-asian="12pt" style:language-asian="en" style:country-asian="GB" style:font-size-complex="15pt"/>
    </style:style>
    <style:style style:name="T10" style:family="text">
      <style:text-properties fo:background-color="#ffffff" loext:char-shading-value="0"/>
    </style:style>
    <style:style style:name="T11" style:family="text">
      <style:text-properties style:font-name-asian="Times New Roman1" style:language-asian="en" style:country-asian="GB"/>
    </style:style>
    <style:style style:name="T12" style:family="text">
      <style:text-properties fo:color="#00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bottom" draw:auto-grow-height="false" fo:min-height="10.859cm" fo:min-width="15.679cm" fo:padding-top="0cm" fo:padding-bottom="0cm" fo:padding-left="0cm" fo:padding-right="0cm" fo:wrap-option="wrap" fo:margin-left="0.318cm" fo:margin-right="0.346cm" fo:margin-top="0cm" fo:margin-bottom="0.018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.018cm" draw:fill="none" draw:textarea-vertical-align="bottom" draw:auto-grow-height="false" fo:min-height="2.413cm" fo:min-width="15.679cm" fo:padding-top="0cm" fo:padding-bottom="0cm" fo:padding-left="0cm" fo:padding-right="0cm" fo:wrap-option="wrap" fo:margin-left="0.318cm" fo:margin-right="0.346cm" fo:margin-top="0cm" fo:margin-bottom="0.04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6cm" fo:margin-right="0.347cm" fo:margin-top="0cm" fo:margin-bottom="0.02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4" style:family="graphic">
      <style:graphic-properties fo:margin-left="0cm" fo:margin-right="0.009cm" fo:margin-top="0cm" fo:margin-bottom="0.002cm" style:run-through="foreground" style:wrap="run-through" style:number-wrapped-paragraphs="no-limit" style:vertical-pos="middle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5" style:family="graphic">
      <style:graphic-properties draw:stroke="none" svg:stroke-width="0.035cm" draw:stroke-linejoin="miter" svg:stroke-linecap="butt" draw:fill="solid" draw:fill-color="#ed7d31" draw:textarea-vertical-align="middle" draw:auto-grow-height="false" draw:fit-to-size="false" style:shrink-to-fit="false" fo:min-height="23.948cm" fo:min-width="0.129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035cm" draw:stroke-linejoin="miter" svg:stroke-linecap="butt" draw:fill="solid" draw:fill-color="#4472c4" draw:textarea-vertical-align="middle" draw:auto-grow-height="false" draw:fit-to-size="false" style:shrink-to-fit="false" fo:min-height="0.187cm" fo:min-width="0.129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9"><draw:custom-shape text:anchor-type="char" style:rel-width="73%" style:rel-height="36%" draw:z-index="1" draw:name="Text Box 111" draw:style-name="gr3" draw:text-style-name="P35" svg:width="15.664cm" svg:height="0.819cm" svg:x="3.15cm" svg:y="2.702cm"><text:p text:style-name="P7"><field:fieldmark-start text:name="__Fieldmark__1795_4207406334" field:type="vnd.oasis.opendocument.field.FORMDATE"><field:param field:name="DateField_DateFormat" field:value="MMMM d, yyyy"/><field:param field:name="DateField_DateFormat_Language" field:value="en-US"/></field:fieldmark-start><text:span text:style-name="T1">[Date]</text:span><field:fieldmark-end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73%" style:rel-height="8%" draw:z-index="2" draw:name="Text Box 112" draw:style-name="gr2" draw:text-style-name="P35" svg:width="15.678cm" svg:height="2.412cm" svg:x="3.149cm" svg:y="24.858cm"><text:p text:style-name="P7"><text:text-input text:description="">Your name</text:text-input></text:p><text:p text:style-name="P7"><text:text-input text:description="">Student ID</text:text-input></text:p><text:p text:style-name="P7"><text:span text:style-name="T2">Oslo Metropolitan University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73%" style:rel-height="36%" draw:z-index="3" draw:name="Text Box 113" draw:style-name="gr1" draw:text-style-name="P35" svg:width="15.678cm" svg:height="10.858cm" svg:x="3.149cm" svg:y="13.513cm"><text:p text:style-name="P8"><text:text-input text:description="">[Document title]</text:text-input></text:p><text:p text:style-name="P7"><text:span text:style-name="T12"><text:text-input text:description="">[Document subtitle]</text:text-input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3%" style:rel-height="91%" draw:z-index="0" draw:name="Group 114" draw:style-name="gr4"><draw:custom-shape draw:name="Rectangle 115" draw:style-name="gr5" draw:text-style-name="P36" svg:width="0.636cm" svg:height="24.395cm" svg:x="0.944cm" svg:y="2.1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6" draw:style-name="gr6" draw:text-style-name="P37" svg:width="0.636cm" svg:height="0.634cm" svg:x="0.944cm" svg:y="26.9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h text:style-name="P16" text:outline-level="1"/>
      <text:table-of-content text:style-name="Sect1" text:protected="true" text:name="Innholdslist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31105778" text:style-name="Index_20_Link" text:visited-style-name="Index_20_Link"><text:span text:style-name="T3">1</text:span></text:a><text:a xlink:type="simple" xlink:href="#_Toc131105778" text:style-name="Index_20_Link" text:visited-style-name="Index_20_Link"><text:span text:style-name="T6"><text:tab/></text:span></text:a><text:a xlink:type="simple" xlink:href="#_Toc131105778" text:style-name="Index_20_Link" text:visited-style-name="Index_20_Link"><text:span text:style-name="T3">Introduction</text:span></text:a><text:a xlink:type="simple" xlink:href="#_Toc131105778" text:style-name="Index_20_Link" text:visited-style-name="Index_20_Link"><text:span text:style-name="T7"><text:tab/>2</text:span></text:a></text:p>
          <text:p text:style-name="P1"><text:a xlink:type="simple" xlink:href="#_Toc131105779" text:style-name="Index_20_Link" text:visited-style-name="Index_20_Link"><text:span text:style-name="T3">2</text:span></text:a><text:a xlink:type="simple" xlink:href="#_Toc131105779" text:style-name="Index_20_Link" text:visited-style-name="Index_20_Link"><text:span text:style-name="T6"><text:tab/></text:span></text:a><text:a xlink:type="simple" xlink:href="#_Toc131105779" text:style-name="Index_20_Link" text:visited-style-name="Index_20_Link"><text:span text:style-name="T3">Simpleperf</text:span></text:a><text:a xlink:type="simple" xlink:href="#_Toc131105779" text:style-name="Index_20_Link" text:visited-style-name="Index_20_Link"><text:span text:style-name="T7"><text:tab/>2</text:span></text:a></text:p>
          <text:p text:style-name="P1"><text:a xlink:type="simple" xlink:href="#_Toc131105780" text:style-name="Index_20_Link" text:visited-style-name="Index_20_Link"><text:span text:style-name="T3">3</text:span></text:a><text:a xlink:type="simple" xlink:href="#_Toc131105780" text:style-name="Index_20_Link" text:visited-style-name="Index_20_Link"><text:span text:style-name="T6"><text:tab/></text:span></text:a><text:a xlink:type="simple" xlink:href="#_Toc131105780" text:style-name="Index_20_Link" text:visited-style-name="Index_20_Link"><text:span text:style-name="T3">Experimental setup</text:span></text:a><text:a xlink:type="simple" xlink:href="#_Toc131105780" text:style-name="Index_20_Link" text:visited-style-name="Index_20_Link"><text:span text:style-name="T7"><text:tab/>2</text:span></text:a></text:p>
          <text:p text:style-name="P1"><text:a xlink:type="simple" xlink:href="#_Toc131105781" text:style-name="Index_20_Link" text:visited-style-name="Index_20_Link"><text:span text:style-name="T3">4</text:span></text:a><text:a xlink:type="simple" xlink:href="#_Toc131105781" text:style-name="Index_20_Link" text:visited-style-name="Index_20_Link"><text:span text:style-name="T6"><text:tab/></text:span></text:a><text:a xlink:type="simple" xlink:href="#_Toc131105781" text:style-name="Index_20_Link" text:visited-style-name="Index_20_Link"><text:span text:style-name="T3">Results and discussion</text:span></text:a><text:a xlink:type="simple" xlink:href="#_Toc131105781" text:style-name="Index_20_Link" text:visited-style-name="Index_20_Link"><text:span text:style-name="T7"><text:tab/>2</text:span></text:a></text:p>
          <text:p text:style-name="P2"><text:a xlink:type="simple" xlink:href="#_Toc131105782" text:style-name="Index_20_Link" text:visited-style-name="Index_20_Link"><text:span text:style-name="T3">4.1</text:span></text:a><text:a xlink:type="simple" xlink:href="#_Toc131105782" text:style-name="Index_20_Link" text:visited-style-name="Index_20_Link"><text:span text:style-name="T8"><text:tab/></text:span></text:a><text:a xlink:type="simple" xlink:href="#_Toc131105782" text:style-name="Index_20_Link" text:visited-style-name="Index_20_Link"><text:span text:style-name="T3">Network tools</text:span></text:a><text:a xlink:type="simple" xlink:href="#_Toc131105782" text:style-name="Index_20_Link" text:visited-style-name="Index_20_Link"><text:span text:style-name="T7"><text:tab/>2</text:span></text:a></text:p>
          <text:p text:style-name="P2"><text:a xlink:type="simple" xlink:href="#_Toc131105783" text:style-name="Index_20_Link" text:visited-style-name="Index_20_Link"><text:span text:style-name="T3">4.2</text:span></text:a><text:a xlink:type="simple" xlink:href="#_Toc131105783" text:style-name="Index_20_Link" text:visited-style-name="Index_20_Link"><text:span text:style-name="T8"><text:tab/></text:span></text:a><text:a xlink:type="simple" xlink:href="#_Toc131105783" text:style-name="Index_20_Link" text:visited-style-name="Index_20_Link"><text:span text:style-name="T3">Performance metrics</text:span></text:a><text:a xlink:type="simple" xlink:href="#_Toc131105783" text:style-name="Index_20_Link" text:visited-style-name="Index_20_Link"><text:span text:style-name="T7"><text:tab/>2</text:span></text:a></text:p>
          <text:p text:style-name="P2"><text:a xlink:type="simple" xlink:href="#_Toc131105784" text:style-name="Index_20_Link" text:visited-style-name="Index_20_Link">4.3</text:a><text:a xlink:type="simple" xlink:href="#_Toc131105784" text:style-name="Index_20_Link" text:visited-style-name="Index_20_Link"><text:span text:style-name="T8"><text:tab/></text:span></text:a><text:a xlink:type="simple" xlink:href="#_Toc131105784" text:style-name="Index_20_Link" text:visited-style-name="Index_20_Link"><text:span text:style-name="T4">T</text:span></text:a><text:a xlink:type="simple" xlink:href="#_Toc131105784" text:style-name="Index_20_Link" text:visited-style-name="Index_20_Link"><text:span text:style-name="T10">est case 1: measuring bandwidth with iperf in UDP mode</text:span></text:a><text:a xlink:type="simple" xlink:href="#_Toc131105784" text:style-name="Index_20_Link" text:visited-style-name="Index_20_Link"><text:span text:style-name="T7"><text:tab/>2</text:span></text:a></text:p>
          <text:p text:style-name="P3"><text:a xlink:type="simple" xlink:href="#_Toc131105785" text:style-name="Index_20_Link" text:visited-style-name="Index_20_Link"><text:span text:style-name="T11">4.3.1</text:span></text:a><text:a xlink:type="simple" xlink:href="#_Toc131105785" text:style-name="Index_20_Link" text:visited-style-name="Index_20_Link"><text:span text:style-name="T9"><text:tab/></text:span></text:a><text:a xlink:type="simple" xlink:href="#_Toc131105785" text:style-name="Index_20_Link" text:visited-style-name="Index_20_Link"><text:span text:style-name="T11">Results</text:span></text:a><text:a xlink:type="simple" xlink:href="#_Toc131105785" text:style-name="Index_20_Link" text:visited-style-name="Index_20_Link"><text:span text:style-name="T7"><text:tab/>2</text:span></text:a></text:p>
          <text:p text:style-name="P3"><text:a xlink:type="simple" xlink:href="#_Toc131105786" text:style-name="Index_20_Link" text:visited-style-name="Index_20_Link"><text:span text:style-name="T5">4.3.2</text:span></text:a><text:a xlink:type="simple" xlink:href="#_Toc131105786" text:style-name="Index_20_Link" text:visited-style-name="Index_20_Link"><text:span text:style-name="T9"><text:tab/></text:span></text:a><text:a xlink:type="simple" xlink:href="#_Toc131105786" text:style-name="Index_20_Link" text:visited-style-name="Index_20_Link"><text:span text:style-name="T5">Discussion</text:span></text:a><text:a xlink:type="simple" xlink:href="#_Toc131105786" text:style-name="Index_20_Link" text:visited-style-name="Index_20_Link"><text:span text:style-name="T7"><text:tab/>2</text:span></text:a></text:p>
          <text:p text:style-name="P2"><text:a xlink:type="simple" xlink:href="#_Toc131105787" text:style-name="Index_20_Link" text:visited-style-name="Index_20_Link">4.4</text:a><text:a xlink:type="simple" xlink:href="#_Toc131105787" text:style-name="Index_20_Link" text:visited-style-name="Index_20_Link"><text:span text:style-name="T8"><text:tab/></text:span></text:a><text:a xlink:type="simple" xlink:href="#_Toc131105787" text:style-name="Index_20_Link" text:visited-style-name="Index_20_Link"><text:span text:style-name="T10">Test case 2: link latency and throughput</text:span></text:a><text:a xlink:type="simple" xlink:href="#_Toc131105787" text:style-name="Index_20_Link" text:visited-style-name="Index_20_Link"><text:span text:style-name="T7"><text:tab/>3</text:span></text:a></text:p>
          <text:p text:style-name="P3"><text:a xlink:type="simple" xlink:href="#_Toc131105788" text:style-name="Index_20_Link" text:visited-style-name="Index_20_Link"><text:span text:style-name="T11">4.4.1</text:span></text:a><text:a xlink:type="simple" xlink:href="#_Toc131105788" text:style-name="Index_20_Link" text:visited-style-name="Index_20_Link"><text:span text:style-name="T9"><text:tab/></text:span></text:a><text:a xlink:type="simple" xlink:href="#_Toc131105788" text:style-name="Index_20_Link" text:visited-style-name="Index_20_Link"><text:span text:style-name="T11">Results</text:span></text:a><text:a xlink:type="simple" xlink:href="#_Toc131105788" text:style-name="Index_20_Link" text:visited-style-name="Index_20_Link"><text:span text:style-name="T7"><text:tab/>3</text:span></text:a></text:p>
          <text:p text:style-name="P3"><text:a xlink:type="simple" xlink:href="#_Toc131105789" text:style-name="Index_20_Link" text:visited-style-name="Index_20_Link"><text:span text:style-name="T5">4.4.2</text:span></text:a><text:a xlink:type="simple" xlink:href="#_Toc131105789" text:style-name="Index_20_Link" text:visited-style-name="Index_20_Link"><text:span text:style-name="T9"><text:tab/></text:span></text:a><text:a xlink:type="simple" xlink:href="#_Toc131105789" text:style-name="Index_20_Link" text:visited-style-name="Index_20_Link"><text:span text:style-name="T5">Discussion</text:span></text:a><text:a xlink:type="simple" xlink:href="#_Toc131105789" text:style-name="Index_20_Link" text:visited-style-name="Index_20_Link"><text:span text:style-name="T7"><text:tab/>3</text:span></text:a></text:p>
          <text:p text:style-name="P2"><text:a xlink:type="simple" xlink:href="#_Toc131105790" text:style-name="Index_20_Link" text:visited-style-name="Index_20_Link">4.5</text:a><text:a xlink:type="simple" xlink:href="#_Toc131105790" text:style-name="Index_20_Link" text:visited-style-name="Index_20_Link"><text:span text:style-name="T8"><text:tab/></text:span></text:a><text:a xlink:type="simple" xlink:href="#_Toc131105790" text:style-name="Index_20_Link" text:visited-style-name="Index_20_Link"><text:span text:style-name="T10">Test case 3: path Latency and throughput</text:span></text:a><text:a xlink:type="simple" xlink:href="#_Toc131105790" text:style-name="Index_20_Link" text:visited-style-name="Index_20_Link"><text:span text:style-name="T7"><text:tab/>3</text:span></text:a></text:p>
          <text:p text:style-name="P3"><text:a xlink:type="simple" xlink:href="#_Toc131105791" text:style-name="Index_20_Link" text:visited-style-name="Index_20_Link"><text:span text:style-name="T11">4.5.1</text:span></text:a><text:a xlink:type="simple" xlink:href="#_Toc131105791" text:style-name="Index_20_Link" text:visited-style-name="Index_20_Link"><text:span text:style-name="T9"><text:tab/></text:span></text:a><text:a xlink:type="simple" xlink:href="#_Toc131105791" text:style-name="Index_20_Link" text:visited-style-name="Index_20_Link"><text:span text:style-name="T11">Results</text:span></text:a><text:a xlink:type="simple" xlink:href="#_Toc131105791" text:style-name="Index_20_Link" text:visited-style-name="Index_20_Link"><text:span text:style-name="T7"><text:tab/>3</text:span></text:a></text:p>
          <text:p text:style-name="P3"><text:a xlink:type="simple" xlink:href="#_Toc131105792" text:style-name="Index_20_Link" text:visited-style-name="Index_20_Link"><text:span text:style-name="T5">4.5.2</text:span></text:a><text:a xlink:type="simple" xlink:href="#_Toc131105792" text:style-name="Index_20_Link" text:visited-style-name="Index_20_Link"><text:span text:style-name="T9"><text:tab/></text:span></text:a><text:a xlink:type="simple" xlink:href="#_Toc131105792" text:style-name="Index_20_Link" text:visited-style-name="Index_20_Link"><text:span text:style-name="T5">Discussion</text:span></text:a><text:a xlink:type="simple" xlink:href="#_Toc131105792" text:style-name="Index_20_Link" text:visited-style-name="Index_20_Link"><text:span text:style-name="T7"><text:tab/>3</text:span></text:a></text:p>
          <text:p text:style-name="P2"><text:a xlink:type="simple" xlink:href="#_Toc131105793" text:style-name="Index_20_Link" text:visited-style-name="Index_20_Link">4.6</text:a><text:a xlink:type="simple" xlink:href="#_Toc131105793" text:style-name="Index_20_Link" text:visited-style-name="Index_20_Link"><text:span text:style-name="T8"><text:tab/></text:span></text:a><text:a xlink:type="simple" xlink:href="#_Toc131105793" text:style-name="Index_20_Link" text:visited-style-name="Index_20_Link"><text:span text:style-name="T10">Test case 4: effects of multiplexing and latency</text:span></text:a><text:a xlink:type="simple" xlink:href="#_Toc131105793" text:style-name="Index_20_Link" text:visited-style-name="Index_20_Link"><text:span text:style-name="T7"><text:tab/>3</text:span></text:a></text:p>
          <text:p text:style-name="P3"><text:a xlink:type="simple" xlink:href="#_Toc131105794" text:style-name="Index_20_Link" text:visited-style-name="Index_20_Link"><text:span text:style-name="T11">4.6.1</text:span></text:a><text:a xlink:type="simple" xlink:href="#_Toc131105794" text:style-name="Index_20_Link" text:visited-style-name="Index_20_Link"><text:span text:style-name="T9"><text:tab/></text:span></text:a><text:a xlink:type="simple" xlink:href="#_Toc131105794" text:style-name="Index_20_Link" text:visited-style-name="Index_20_Link"><text:span text:style-name="T11">Results</text:span></text:a><text:a xlink:type="simple" xlink:href="#_Toc131105794" text:style-name="Index_20_Link" text:visited-style-name="Index_20_Link"><text:span text:style-name="T7"><text:tab/>3</text:span></text:a></text:p>
          <text:p text:style-name="P3"><text:a xlink:type="simple" xlink:href="#_Toc131105795" text:style-name="Index_20_Link" text:visited-style-name="Index_20_Link"><text:span text:style-name="T5">4.6.2</text:span></text:a><text:a xlink:type="simple" xlink:href="#_Toc131105795" text:style-name="Index_20_Link" text:visited-style-name="Index_20_Link"><text:span text:style-name="T9"><text:tab/></text:span></text:a><text:a xlink:type="simple" xlink:href="#_Toc131105795" text:style-name="Index_20_Link" text:visited-style-name="Index_20_Link"><text:span text:style-name="T5">Discussion</text:span></text:a><text:a xlink:type="simple" xlink:href="#_Toc131105795" text:style-name="Index_20_Link" text:visited-style-name="Index_20_Link"><text:span text:style-name="T7"><text:tab/>3</text:span></text:a></text:p>
          <text:p text:style-name="P2"><text:a xlink:type="simple" xlink:href="#_Toc131105796" text:style-name="Index_20_Link" text:visited-style-name="Index_20_Link">4.7</text:a><text:a xlink:type="simple" xlink:href="#_Toc131105796" text:style-name="Index_20_Link" text:visited-style-name="Index_20_Link"><text:span text:style-name="T8"><text:tab/></text:span></text:a><text:a xlink:type="simple" xlink:href="#_Toc131105796" text:style-name="Index_20_Link" text:visited-style-name="Index_20_Link"><text:span text:style-name="T10">Test case 5: effects of parallel connections</text:span></text:a><text:a xlink:type="simple" xlink:href="#_Toc131105796" text:style-name="Index_20_Link" text:visited-style-name="Index_20_Link"><text:span text:style-name="T7"><text:tab/>3</text:span></text:a></text:p>
          <text:p text:style-name="P3"><text:a xlink:type="simple" xlink:href="#_Toc131105797" text:style-name="Index_20_Link" text:visited-style-name="Index_20_Link"><text:span text:style-name="T11">4.7.1</text:span></text:a><text:a xlink:type="simple" xlink:href="#_Toc131105797" text:style-name="Index_20_Link" text:visited-style-name="Index_20_Link"><text:span text:style-name="T9"><text:tab/></text:span></text:a><text:a xlink:type="simple" xlink:href="#_Toc131105797" text:style-name="Index_20_Link" text:visited-style-name="Index_20_Link"><text:span text:style-name="T11">Results</text:span></text:a><text:a xlink:type="simple" xlink:href="#_Toc131105797" text:style-name="Index_20_Link" text:visited-style-name="Index_20_Link"><text:span text:style-name="T7"><text:tab/>3</text:span></text:a></text:p>
          <text:p text:style-name="P3"><text:a xlink:type="simple" xlink:href="#_Toc131105798" text:style-name="Index_20_Link" text:visited-style-name="Index_20_Link"><text:span text:style-name="T5">4.7.2</text:span></text:a><text:a xlink:type="simple" xlink:href="#_Toc131105798" text:style-name="Index_20_Link" text:visited-style-name="Index_20_Link"><text:span text:style-name="T9"><text:tab/></text:span></text:a><text:a xlink:type="simple" xlink:href="#_Toc131105798" text:style-name="Index_20_Link" text:visited-style-name="Index_20_Link"><text:span text:style-name="T5">Discussion</text:span></text:a><text:a xlink:type="simple" xlink:href="#_Toc131105798" text:style-name="Index_20_Link" text:visited-style-name="Index_20_Link"><text:span text:style-name="T7"><text:tab/>3</text:span></text:a></text:p>
          <text:p text:style-name="P1"><text:a xlink:type="simple" xlink:href="#_Toc131105799" text:style-name="Index_20_Link" text:visited-style-name="Index_20_Link"><text:span text:style-name="T3">5</text:span></text:a><text:a xlink:type="simple" xlink:href="#_Toc131105799" text:style-name="Index_20_Link" text:visited-style-name="Index_20_Link"><text:span text:style-name="T6"><text:tab/></text:span></text:a><text:a xlink:type="simple" xlink:href="#_Toc131105799" text:style-name="Index_20_Link" text:visited-style-name="Index_20_Link"><text:span text:style-name="T3">Conclusions</text:span></text:a><text:a xlink:type="simple" xlink:href="#_Toc131105799" text:style-name="Index_20_Link" text:visited-style-name="Index_20_Link"><text:span text:style-name="T7"><text:tab/>3</text:span></text:a></text:p>
          <text:p text:style-name="P1"><text:a xlink:type="simple" xlink:href="#_Toc131105800" text:style-name="Index_20_Link" text:visited-style-name="Index_20_Link"><text:span text:style-name="T3">6</text:span></text:a><text:a xlink:type="simple" xlink:href="#_Toc131105800" text:style-name="Index_20_Link" text:visited-style-name="Index_20_Link"><text:span text:style-name="T6"><text:tab/></text:span></text:a><text:a xlink:type="simple" xlink:href="#_Toc131105800" text:style-name="Index_20_Link" text:visited-style-name="Index_20_Link"><text:span text:style-name="T3">References</text:span></text:a><text:a xlink:type="simple" xlink:href="#_Toc131105800" text:style-name="Index_20_Link" text:visited-style-name="Index_20_Link"><text:span text:style-name="T7"><text:tab/>3</text:span></text:a></text:p>
        </text:index-body>
      </text:table-of-content>
      <text:p text:style-name="P9"/>
      <text:list xml:id="list3637555163" text:style-name="WWNum6">
        <text:list-item>
          <text:h text:style-name="P17" text:outline-level="1"><text:bookmark-start text:name="_Toc131105778"/>Introduction<text:bookmark-end text:name="_Toc131105778"/></text:h>
        </text:list-item>
      </text:list>
      <text:p text:style-name="P4"/>
      <text:p text:style-name="P28">An introduction should tell the reader why this work is interesting. </text:p>
      <text:p text:style-name="P10"/>
      <text:p text:style-name="P10">It should describe:</text:p>
      <text:list xml:id="list2155713812" text:style-name="WWNum4">
        <text:list-item>
          <text:p text:style-name="P25">the key topic(s)</text:p>
        </text:list-item>
        <text:list-item>
          <text:p text:style-name="P25">the problem(s) that you are solving</text:p>
        </text:list-item>
        <text:list-item>
          <text:p text:style-name="P25">references to the relevant work (for example: iperf)</text:p>
        </text:list-item>
        <text:list-item>
          <text:p text:style-name="P25">your approach to the solution</text:p>
        </text:list-item>
        <text:list-item>
          <text:p text:style-name="P25">limitations and outcomes </text:p>
        </text:list-item>
        <text:list-item>
          <text:p text:style-name="P25">how the rest of the document is organised</text:p>
        </text:list-item>
      </text:list>
      <text:p text:style-name="P12"/>
      <text:list xml:id="list104945585141000" text:continue-list="list3637555163" text:style-name="WWNum6">
        <text:list-item>
          <text:h text:style-name="P18" text:outline-level="1"><text:bookmark-start text:name="_Toc131105779"/>Simpleperf<text:bookmark-end text:name="_Toc131105779"/></text:h>
        </text:list-item>
      </text:list>
      <text:p text:style-name="P4"/>
      <text:p text:style-name="P30">Implementation details of simpleperf. Describe the building blocks of simpleperf and the communication between the server and client. </text:p>
      <text:list xml:id="list104946860892561" text:continue-numbering="true" text:style-name="WWNum6">
        <text:list-item>
          <text:h text:style-name="P18" text:outline-level="1"><text:bookmark-start text:name="_Toc131105780"/>Experimental setup<text:bookmark-end text:name="_Toc131105780"/></text:h>
        </text:list-item>
      </text:list>
      <text:p text:style-name="P4"/>
      <text:p text:style-name="P30">Describe the virtual network/topology that you used to evaluate your simpleperf tool. Feel free to copy my image.</text:p>
      <text:list xml:id="list104947248036372" text:continue-numbering="true" text:style-name="WWNum6">
        <text:list-item>
          <text:h text:style-name="P18" text:outline-level="1">Performance evaluations</text:h>
        </text:list-item>
      </text:list>
      <text:p text:style-name="P4"/>
      <text:list xml:id="list104946011107049" text:continue-numbering="true" text:style-name="WWNum6">
        <text:list-item>
          <text:list>
            <text:list-item>
              <text:h text:style-name="P21" text:outline-level="2"><text:bookmark-start text:name="_Toc131105782"/>Network tools<text:bookmark-end text:name="_Toc131105782"/></text:h>
            </text:list-item>
          </text:list>
        </text:list-item>
      </text:list>
      <text:p text:style-name="P4"/>
      <text:p text:style-name="P31">Explain the tools that you have used in your experiment – iperf, ping etc.</text:p>
      <text:p text:style-name="P5"/>
      <text:list xml:id="list104945162097780" text:continue-numbering="true" text:style-name="WWNum6">
        <text:list-item>
          <text:list>
            <text:list-item>
              <text:h text:style-name="P21" text:outline-level="2"><text:bookmark-start text:name="_Toc131105783"/>Performance metrics<text:bookmark-end text:name="_Toc131105783"/></text:h>
            </text:list-item>
          </text:list>
        </text:list-item>
      </text:list>
      <text:p text:style-name="P4"/>
      <text:p text:style-name="P11">performance metrics that you use to evaluate your simpleperf tool.</text:p>
      <text:p text:style-name="P4"/>
      <text:list xml:id="list104946212571090" text:continue-numbering="true" text:style-name="WWNum6">
        <text:list-item>
          <text:list>
            <text:list-item>
              <text:h text:style-name="P20" text:outline-level="2"><text:bookmark-start text:name="_Toc131105784"/><text:span text:style-name="T4">T</text:span><text:span text:style-name="T10">est case 1: measuring bandwidth with iperf in UDP mode</text:span><text:bookmark-end text:name="_Toc131105784"/></text:h>
            </text:list-item>
          </text:list>
        </text:list-item>
      </text:list>
      <text:p text:style-name="Standard"/>
      <text:p text:style-name="P11">Explain what you are doing.</text:p>
      <text:p text:style-name="P11">You can merge both results and discussion sections!</text:p>
      <text:p text:style-name="P5"/>
      <text:list xml:id="list104946170372537" text:continue-numbering="true" text:style-name="WWNum6">
        <text:list-item>
          <text:list>
            <text:list-item>
              <text:list>
                <text:list-item>
                  <text:h text:style-name="P23" text:outline-level="3"><text:bookmark-start text:name="_Toc131105785"/>Results<text:bookmark-end text:name="_Toc131105785"/></text:h>
                </text:list-item>
              </text:list>
            </text:list-item>
          </text:list>
        </text:list-item>
      </text:list>
      <text:p text:style-name="P13"/>
      <text:list xml:id="list2858548761" text:style-name="WWNum5">
        <text:list-item>
          <text:p text:style-name="P26">Report your results (you can also use tables)</text:p>
        </text:list-item>
        <text:list-item>
          <text:p text:style-name="P26">Do not put raw data or screenshots here. Only put the average RTT and throughput in your results. </text:p>
        </text:list-item>
      </text:list>
      <text:p text:style-name="P6"/>
      <text:p text:style-name="P6"/>
      <text:p text:style-name="P6"/>
      <text:list xml:id="list104945852998451" text:continue-list="list104946170372537" text:style-name="WWNum6">
        <text:list-item>
          <text:list>
            <text:list-item>
              <text:list>
                <text:list-item>
                  <text:h text:style-name="P24" text:outline-level="3"><text:bookmark-start text:name="_Toc131105786"/>Discussion<text:bookmark-end text:name="_Toc131105786"/></text:h>
                </text:list-item>
              </text:list>
            </text:list-item>
          </text:list>
        </text:list-item>
      </text:list>
      <text:p text:style-name="P6"/>
      <text:p text:style-name="P33">Explain your results (what you expected vs what you got)</text:p>
      <text:p text:style-name="P6"><text:soft-page-break/></text:p>
      <text:list xml:id="list104945973460595" text:continue-numbering="true" text:style-name="WWNum6">
        <text:list-item>
          <text:list>
            <text:list-item>
              <text:h text:style-name="P22" text:outline-level="2"><text:bookmark-start text:name="_Toc131105787"/>Test case 2: link latency and throughput<text:bookmark-end text:name="_Toc131105787"/></text:h>
              <text:list>
                <text:list-item>
                  <text:h text:style-name="P23" text:outline-level="3"><text:bookmark-start text:name="_Toc131105788"/>Results<text:bookmark-end text:name="_Toc131105788"/></text:h>
                </text:list-item>
                <text:list-item>
                  <text:h text:style-name="P24" text:outline-level="3"><text:bookmark-start text:name="_Toc131105789"/>Discussion<text:bookmark-end text:name="_Toc131105789"/></text:h>
                </text:list-item>
              </text:list>
            </text:list-item>
          </text:list>
        </text:list-item>
      </text:list>
      <text:p text:style-name="Standard"/>
      <text:p text:style-name="Standard"/>
      <text:list xml:id="list104945771780992" text:continue-numbering="true" text:style-name="WWNum6">
        <text:list-item>
          <text:list>
            <text:list-item>
              <text:h text:style-name="P22" text:outline-level="2"><text:bookmark-start text:name="_Toc131105790"/>Test case 3: path Latency and throughput<text:bookmark-end text:name="_Toc131105790"/></text:h>
              <text:list>
                <text:list-item>
                  <text:h text:style-name="P23" text:outline-level="3"><text:bookmark-start text:name="_Toc131105791"/>Results<text:bookmark-end text:name="_Toc131105791"/></text:h>
                </text:list-item>
                <text:list-item>
                  <text:h text:style-name="P24" text:outline-level="3"><text:bookmark-start text:name="_Toc131105792"/>Discussion<text:bookmark-end text:name="_Toc131105792"/></text:h>
                </text:list-item>
              </text:list>
            </text:list-item>
          </text:list>
        </text:list-item>
      </text:list>
      <text:p text:style-name="Standard"/>
      <text:p text:style-name="P14"/>
      <text:list xml:id="list104946803379238" text:continue-numbering="true" text:style-name="WWNum6">
        <text:list-item>
          <text:list>
            <text:list-item>
              <text:h text:style-name="P22" text:outline-level="2"><text:bookmark-start text:name="_Toc131105793"/>Test case 4: effects of multiplexing and latency<text:bookmark-end text:name="_Toc131105793"/></text:h>
              <text:list>
                <text:list-item>
                  <text:h text:style-name="P23" text:outline-level="3"><text:bookmark-start text:name="_Toc131105794"/>Results<text:bookmark-end text:name="_Toc131105794"/></text:h>
                </text:list-item>
                <text:list-item>
                  <text:h text:style-name="P24" text:outline-level="3"><text:bookmark-start text:name="_Toc131105795"/>Discussion<text:bookmark-end text:name="_Toc131105795"/></text:h>
                </text:list-item>
              </text:list>
            </text:list-item>
          </text:list>
        </text:list-item>
      </text:list>
      <text:p text:style-name="Standard"/>
      <text:p text:style-name="P14"/>
      <text:list xml:id="list104946342273821" text:continue-numbering="true" text:style-name="WWNum6">
        <text:list-item>
          <text:list>
            <text:list-item>
              <text:h text:style-name="P22" text:outline-level="2"><text:bookmark-start text:name="_Toc131105796"/>Test case 5: effects of parallel connections<text:bookmark-end text:name="_Toc131105796"/></text:h>
              <text:list>
                <text:list-item>
                  <text:h text:style-name="P23" text:outline-level="3"><text:bookmark-start text:name="_Toc131105797"/>Results<text:bookmark-end text:name="_Toc131105797"/></text:h>
                </text:list-item>
                <text:list-item>
                  <text:h text:style-name="P24" text:outline-level="3"><text:bookmark-start text:name="_Toc131105798"/>Discussion<text:bookmark-end text:name="_Toc131105798"/></text:h>
                </text:list-item>
              </text:list>
            </text:list-item>
          </text:list>
        </text:list-item>
      </text:list>
      <text:p text:style-name="Standard"/>
      <text:p text:style-name="P4"/>
      <text:list xml:id="list104946344269980" text:continue-numbering="true" text:style-name="WWNum6">
        <text:list-item>
          <text:h text:style-name="P18" text:outline-level="1"><text:bookmark-start text:name="_Toc131105799"/>Conclusions<text:bookmark-end text:name="_Toc131105799"/></text:h>
        </text:list-item>
      </text:list>
      <text:p text:style-name="P4"/>
      <text:p text:style-name="P31">A concise statement of your work’s important results and their significance. Here you should state any shortcomings/limitations of your work, problems that you failed to address and so on..</text:p>
      <text:p text:style-name="P5"/>
      <text:list xml:id="list104945900747146" text:continue-numbering="true" text:style-name="WWNum6">
        <text:list-item>
          <text:h text:style-name="P19" text:outline-level="1"><text:bookmark-start text:name="_Toc131105800"/><text:span text:style-name="T3">References</text:span><text:bookmark-end text:name="_Toc131105800"/><text:span text:style-name="T3"> (Optional)</text:span></text:h>
        </text:list-item>
      </text:list>
      <text:p text:style-name="P4"/>
      <text:p text:style-name="P4"/>
      <text:p text:style-name="P4"/>
      <text:p text:style-name="P4"/>
      <text:p text:style-name="P11"/>
      <text:p text:style-name="P11">NOTE: </text:p>
      <text:p text:style-name="P34">The report cannot exceed 20 pages, including the list of references. The page format must be A4 with 2 cm margins, single spacing and Arial, Calibri, Times New Roman or similar 11-point font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NO" style:letter-kerning="true" style:font-name-asian="Calibri1" style:font-size-asian="12pt" style:language-asian="en" style:country-asian="US" style:font-name-complex="Vrinda" style:font-size-complex="15pt" style:language-complex="b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NO" style:letter-kerning="true" style:font-name-asian="Calibri1" style:font-size-asian="12pt" style:language-asian="en" style:country-asian="US" style:font-name-complex="Vrinda" style:font-size-complex="15pt" style:language-complex="bn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-complex="Vrinda" style:font-family-complex="Vrind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Vrinda" style:font-family-complex="Vrind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Vrinda" style:font-family-complex="Vrinda" style:font-family-generic-complex="system" style:font-pitch-complex="variable" style:font-size-complex="16.5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Vrinda" style:font-family-complex="Vrind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Vrinda" style:font-family-complex="Vrind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Vrinda" style:font-family-complex="Vrinda" style:font-family-generic-complex="system" style:font-pitch-complex="variable" style:font-size-complex="13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Vrinda" style:font-family-complex="Vrinda" style:font-family-generic-complex="system" style:font-pitch-complex="variable" style:font-size-complex="13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text-align="start" style:justify-single-word="false" fo:orphans="2" fo:widows="2" style:writing-mode="lr-tb"/>
      <style:text-properties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635cm" fo:margin-bottom="0cm" style:contextual-spacing="false"/>
      <style:text-properties fo:text-transform="uppercase" style:font-name="Calibri Light" fo:font-family="'Calibri Light'" style:font-family-generic="roman" style:font-pitch="variabl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423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Vrinda" style:font-family-complex="Vrind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Vrinda" style:font-family-complex="Vrinda" style:font-family-generic-complex="system" style:font-pitch-complex="variable" style:font-size-complex="16.5pt"/>
    </style:style>
    <style:style style:name="No_20_Spacing_20_Char" style:display-name="No Spacing Char" style:family="text" style:parent-style-name="Default_20_Paragraph_20_Font" loext:linked-style-name="No_20_Spacing">
      <style:text-properties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Vrinda" style:font-family-complex="Vrind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Vrinda" style:font-family-complex="Vrind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Vrinda" style:font-family-complex="Vrind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Vrinda" style:font-family-complex="Vrinda" style:font-family-generic-complex="system" style:font-pitch-complex="variable" style:font-size-complex="13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Vrinda" style:font-family-complex="Vrinda" style:font-family-generic-complex="system" style:font-pitch-complex="variable" style:font-size-complex="13pt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r name</meta:initial-creator>
    <meta:editing-cycles>38</meta:editing-cycles>
    <meta:creation-date>2023-03-13T20:56:00</meta:creation-date>
    <dc:date>2023-04-15T10:49:44.960614768</dc:date>
    <meta:editing-duration>PT2H25M46S</meta:editing-duration>
    <meta:generator>LibreOffice/7.3.7.2$Linux_X86_64 LibreOffice_project/30$Build-2</meta:generator>
    <meta:document-statistic meta:table-count="0" meta:image-count="0" meta:object-count="0" meta:page-count="4" meta:paragraph-count="72" meta:word-count="439" meta:character-count="2537" meta:non-whitespace-character-count="2201"/>
    <meta:user-defined meta:name="AppVersion">16.0000</meta:user-defined>
    <meta:user-defined meta:name="Company">Student ID</meta:user-defined>
    <meta:template xlink:type="simple" xlink:actuate="onRequest" xlink:title="Normal.dotm" xlink:href=""/>
  </office:meta>
</office:document-meta>
</file>